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a4b54" officeooo:paragraph-rsid="000a4b54"/>
    </style:style>
    <style:style style:name="P2" style:family="paragraph" style:parent-style-name="Text_20_body">
      <style:text-properties officeooo:rsid="000a4b54" officeooo:paragraph-rsid="000ac50c"/>
    </style:style>
    <style:style style:name="P3" style:family="paragraph" style:parent-style-name="Text_20_body">
      <style:text-properties fo:color="#729fcf" officeooo:rsid="000a4b54" officeooo:paragraph-rsid="000a4b54"/>
    </style:style>
    <style:style style:name="P4" style:family="paragraph" style:parent-style-name="Text_20_body">
      <style:text-properties fo:color="#729fcf" officeooo:rsid="000a4b54" officeooo:paragraph-rsid="000ac50c"/>
    </style:style>
    <style:style style:name="P5" style:family="paragraph" style:parent-style-name="Text_20_body">
      <style:text-properties officeooo:rsid="000ac50c" officeooo:paragraph-rsid="000ac50c"/>
    </style:style>
    <style:style style:name="T1" style:family="text">
      <style:text-properties fo:language="smn" fo:country="FI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officeooo:rsid="000ac5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Описание работы импульсного блока бесперебойного питания <text:s/></text:h>
      <text:p text:style-name="Text_20_body"/>
      <text:p text:style-name="P1">Архитектура блока основана на двойн<text:span text:style-name="T4">о</text:span>м преобразовании энергии — сначала сетевое напряжение 220 -90 В преобразуется в напряжение 5В, используемое для заряда <text:span text:style-name="T1">Li+ion </text:span><text:span text:style-name="T2"><text:s/></text:span><text:span text:style-name="T3">аккуммулятора, состоящего из параллельно подключенных элементов. Преимущество такого подключения в том, что </text:span></text:p>
      <text:p text:style-name="P3"><text:span text:style-name="T3">1. отсутствует необходимость балансировки последовательно подключенных аккуммуляторов.</text:span></text:p>
      <text:p text:style-name="P4"><text:span text:style-name="T3">2. Возможность наращивания емкости неограниченно без изменения конструкции.</text:span></text:p>
      <text:p text:style-name="P5"><text:span text:style-name="T3">Затем напряжение 5В преобразуется импульсным регулятором напряжения </text:span></text:p>
      <text:p text:style-name="P2"><text:span text:style-name="T3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fo:text-align="center" style:justify-single-word="false" style:page-number="auto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11:54:28.857000000</meta:creation-date>
    <dc:date>2020-10-29T12:25:30.941000000</dc:date>
    <meta:editing-duration>PT9M31S</meta:editing-duration>
    <meta:editing-cycles>1</meta:editing-cycles>
    <meta:document-statistic meta:table-count="0" meta:image-count="0" meta:object-count="0" meta:page-count="1" meta:paragraph-count="6" meta:word-count="61" meta:character-count="559" meta:non-whitespace-character-count="496"/>
    <meta:generator>LibreOffice/6.2.2.2$Windows_x86 LibreOffice_project/2b840030fec2aae0fd2658d8d4f9548af4e3518d</meta:generator>
  </office:meta>
</office:document-meta>
</file>